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972f" draw:textarea-horizontal-align="justify" draw:textarea-vertical-align="middle" draw:auto-grow-height="false" fo:min-height="1.494cm" fo:min-width="14.079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1.793cm" fo:min-width="14.071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0.485cm" fo:min-width="14.071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0.986cm" fo:min-width="3.435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0.986cm" fo:min-width="3.567cm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Arrow" draw:marker-end-width="0.352cm" draw:fill="solid" draw:fill-color="#ec9ba4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0.986cm" fo:min-width="3.37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width="0.081cm" svg:stroke-color="#000000" draw:marker-start-width="0.321cm" draw:marker-end="Rounded_20_short_20_Arrow" draw:marker-end-width="0.421cm" draw:fill="solid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afd095" draw:textarea-horizontal-align="justify" draw:textarea-vertical-align="middle" draw:auto-grow-height="false" fo:min-height="1.793cm" fo:min-width="12.347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afd095" draw:textarea-horizontal-align="justify" draw:textarea-vertical-align="middle" draw:auto-grow-height="false" fo:min-height="0.485cm" fo:min-width="12.347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2.691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4.03cm" fo:padding-top="0.142cm" fo:padding-bottom="0.142cm" fo:padding-left="0.267cm" fo:padding-right="0.267cm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2.015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1.793cm" fo:min-width="22.844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0.485cm" fo:min-width="22.844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1.793cm" fo:min-width="6.197cm" fo:padding-top="0.142cm" fo:padding-bottom="0.142cm" fo:padding-left="0.267cm" fo:padding-right="0.267cm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0.485cm" fo:min-width="6.197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afd095" draw:textarea-horizontal-align="justify" draw:textarea-vertical-align="middle" draw:auto-grow-height="false" fo:min-height="1.793cm" fo:min-width="20.04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afd095" draw:textarea-horizontal-align="justify" draw:textarea-vertical-align="middle" draw:auto-grow-height="false" fo:min-height="0.485cm" fo:min-width="20.04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2.564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3.345cm" fo:padding-top="0.142cm" fo:padding-bottom="0.142cm" fo:padding-left="0.267cm" fo:padding-right="0.267cm"/>
      <style:paragraph-properties style:writing-mode="lr-tb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2.592cm" fo:padding-top="0.142cm" fo:padding-bottom="0.142cm" fo:padding-left="0.267cm" fo:padding-right="0.267cm"/>
      <style:paragraph-properties style:writing-mode="lr-tb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2.715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2.972cm" fo:padding-top="0.142cm" fo:padding-bottom="0.142cm" fo:padding-left="0.267cm" fo:padding-right="0.267cm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2.139cm" fo:padding-top="0.142cm" fo:padding-bottom="0.142cm" fo:padding-left="0.267cm" fo:padding-right="0.267cm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none" draw:fill-color="#ff972f" draw:textarea-horizontal-align="justify" draw:textarea-vertical-align="middle" draw:auto-grow-height="false" fo:min-height="0.986cm" fo:min-width="1.785cm" fo:padding-top="0.142cm" fo:padding-bottom="0.142cm" fo:padding-left="0.267cm" fo:padding-right="0.267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1.793cm" fo:min-width="18.262cm" fo:padding-top="0.142cm" fo:padding-bottom="0.142cm" fo:padding-left="0.267cm" fo:padding-right="0.267cm"/>
      <style:paragraph-properties style:writing-mode="lr-tb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0.485cm" fo:min-width="18.262cm" fo:padding-top="0.142cm" fo:padding-bottom="0.142cm" fo:padding-left="0.267cm" fo:padding-right="0.267cm"/>
      <style:paragraph-properties style:writing-mode="lr-tb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2.647cm" fo:padding-top="0.142cm" fo:padding-bottom="0.142cm" fo:padding-left="0.267cm" fo:padding-right="0.267cm"/>
      <style:paragraph-properties style:writing-mode="lr-tb"/>
    </style:style>
    <style:style style:name="gr31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2.608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3.064cm" fo:padding-top="0.142cm" fo:padding-bottom="0.142cm" fo:padding-left="0.267cm" fo:padding-right="0.267cm"/>
      <style:paragraph-properties style:writing-mode="lr-tb"/>
    </style:style>
    <style:style style:name="gr33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1.681cm" fo:padding-top="0.142cm" fo:padding-bottom="0.142cm" fo:padding-left="0.267cm" fo:padding-right="0.267cm"/>
      <style:paragraph-properties style:writing-mode="lr-tb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1.782cm" fo:padding-top="0.142cm" fo:padding-bottom="0.142cm" fo:padding-left="0.267cm" fo:padding-right="0.267cm"/>
      <style:paragraph-properties style:writing-mode="lr-tb"/>
    </style:style>
    <style:style style:name="gr35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1.793cm" fo:min-width="11.531cm" fo:padding-top="0.142cm" fo:padding-bottom="0.142cm" fo:padding-left="0.267cm" fo:padding-right="0.267cm"/>
      <style:paragraph-properties style:writing-mode="lr-tb"/>
    </style:style>
    <style:style style:name="gr36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0.485cm" fo:min-width="11.531cm" fo:padding-top="0.142cm" fo:padding-bottom="0.142cm" fo:padding-left="0.267cm" fo:padding-right="0.267cm"/>
      <style:paragraph-properties style:writing-mode="lr-tb"/>
    </style:style>
    <style:style style:name="gr37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3.374cm" fo:padding-top="0.142cm" fo:padding-bottom="0.142cm" fo:padding-left="0.267cm" fo:padding-right="0.267cm"/>
      <style:paragraph-properties style:writing-mode="lr-tb"/>
    </style:style>
    <style:style style:name="gr38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2.385cm" fo:padding-top="0.142cm" fo:padding-bottom="0.142cm" fo:padding-left="0.267cm" fo:padding-right="0.267cm"/>
      <style:paragraph-properties style:writing-mode="lr-tb"/>
    </style:style>
    <style:style style:name="gr39" style:family="graphic" style:parent-style-name="objectwithoutfill">
      <style:graphic-properties svg:stroke-width="0.035cm" svg:stroke-color="#000000" draw:marker-start-width="0.252cm" draw:marker-end="Arrow" draw:marker-end-width="0.352cm" draw:fill="none" draw:fill-color="#ec9ba4" draw:textarea-vertical-align="middle" fo:padding-top="0.142cm" fo:padding-bottom="0.142cm" fo:padding-left="0.267cm" fo:padding-right="0.267cm"/>
    </style:style>
    <style:style style:name="gr40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2.107cm" fo:padding-top="0.142cm" fo:padding-bottom="0.142cm" fo:padding-left="0.267cm" fo:padding-right="0.267cm"/>
      <style:paragraph-properties style:writing-mode="lr-tb"/>
    </style:style>
    <style:style style:name="gr41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1.955cm" fo:padding-top="0.142cm" fo:padding-bottom="0.142cm" fo:padding-left="0.267cm" fo:padding-right="0.267cm"/>
      <style:paragraph-properties style:writing-mode="lr-tb"/>
    </style:style>
    <style:style style:name="gr42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1.82cm" fo:padding-top="0.142cm" fo:padding-bottom="0.142cm" fo:padding-left="0.267cm" fo:padding-right="0.267cm"/>
      <style:paragraph-properties style:writing-mode="lr-tb"/>
    </style:style>
    <style:style style:name="gr43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3.359cm" fo:padding-top="0.142cm" fo:padding-bottom="0.142cm" fo:padding-left="0.267cm" fo:padding-right="0.267cm"/>
      <style:paragraph-properties style:writing-mode="lr-tb"/>
    </style:style>
    <style:style style:name="gr44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1.815cm" fo:padding-top="0.142cm" fo:padding-bottom="0.142cm" fo:padding-left="0.267cm" fo:padding-right="0.267cm"/>
      <style:paragraph-properties style:writing-mode="lr-tb"/>
    </style:style>
    <style:style style:name="gr45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3.135cm" fo:padding-top="0.142cm" fo:padding-bottom="0.142cm" fo:padding-left="0.267cm" fo:padding-right="0.267cm"/>
      <style:paragraph-properties style:writing-mode="lr-tb"/>
    </style:style>
    <style:style style:name="gr46" style:family="graphic" style:parent-style-name="standard">
      <style:graphic-properties svg:stroke-width="0.035cm" svg:stroke-color="#000000" draw:marker-start-width="0.252cm" draw:marker-end-width="0.252cm" draw:fill="none" draw:fill-color="#ec9ba4" draw:textarea-horizontal-align="justify" draw:textarea-vertical-align="middle" draw:auto-grow-height="false" fo:min-height="0.986cm" fo:min-width="3.805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>
      <loext:graphic-properties draw:fill-color="#ff972f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solid" draw:fill-color="#ec9ba4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loext:graphic-properties draw:fill="solid" draw:fill-color="#ec9ba4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afd095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="none" draw:fill-color="#ff972f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>
      <loext:graphic-properties draw:fill-color="#729fcf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>
      <style:paragraph-properties fo:text-align="center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>
      <loext:graphic-properties draw:fill="none" draw:fill-color="#ff972f"/>
      <style:paragraph-properties fo:text-align="center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>
      <loext:graphic-properties draw:fill="none" draw:fill-color="#ec9ba4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="none" draw:fill-color="#ec9ba4"/>
      <style:paragraph-properties fo:text-align="center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>
      <loext:graphic-properties draw:fill="none" draw:fill-color="#ec9ba4"/>
      <style:paragraph-properties fo:text-align="center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613cm" svg:height="1.778cm" svg:x="5.972cm" svg:y="1.735cm">
          <text:p text:style-name="P1"><text:span text:style-name="T1">MAHASISWA </text:span><text:span text:style-name="T1">MAMPU </text:span><text:span text:style-name="T1">MENGGUNAKA</text:span><text:span text:style-name="T1">N METODE-</text:span><text:span text:style-name="T1">METODE </text:span><text:span text:style-name="T1">NUMERIK</text:span></text:p>
          <text:p text:style-name="P1"><text:span text:style-name="T1">DALAM </text:span><text:span text:style-name="T1">MENCARI </text:span><text:span text:style-name="T1">SOLUSI DARI </text:span><text:span text:style-name="T1">PERMASALAHA</text:span><text:span text:style-name="T1">N MATEMATIK.</text:span></text:p>
          <text:p text:style-name="P1"><text:span text:style-name="T1">(C3, A3, P3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605cm" svg:height="2.077cm" svg:x="5.976cm" svg:y="5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4.605cm" svg:height="0.769cm" svg:x="5.976cm" svg:y="4.286cm">
          <text:p text:style-name="P1"><text:span text:style-name="T1">TURUNAN </text:span><text:span text:style-name="T1">NUMERIK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3" draw:layer="layout" svg:width="3.969cm" svg:height="1.27cm" svg:x="11.226cm" svg:y="5.426cm">
            <text:p text:style-name="P1"><text:span text:style-name="T1">Metode Hampiran</text:span></text:p>
            <text:p text:style-name="P1"><text:span text:style-name="T1">Selisih Mundu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4.101cm" svg:height="1.27cm" svg:x="15.896cm" svg:y="5.426cm">
            <text:p text:style-name="P1"><text:span text:style-name="T1">Metode Hampiran</text:span></text:p>
            <text:p text:style-name="P1"><text:span text:style-name="T1">Selisih Pusat</text:span></text:p>
            <draw:enhanced-geometry svg:viewBox="0 0 21600 21600" draw:type="rectangle" draw:enhanced-path="M 0 0 L 21600 0 21600 21600 0 21600 0 0 Z N"/>
          </draw:custom-shape>
          <draw:line draw:style-name="gr6" draw:text-style-name="P4" draw:layer="layout" svg:x1="15.204cm" svg:y1="6.061cm" svg:x2="15.966cm" svg:y2="6.061cm">
            <text:p/>
          </draw:line>
          <draw:g>
            <draw:custom-shape draw:style-name="gr7" draw:text-style-name="P3" draw:layer="layout" svg:width="3.904cm" svg:height="1.27cm" svg:x="6.559cm" svg:y="5.429cm">
              <text:p text:style-name="P1"><text:span text:style-name="T1">Metode Hampiran</text:span></text:p>
              <text:p text:style-name="P1"><text:span text:style-name="T1">Selisih Maju</text:span></text:p>
              <draw:enhanced-geometry svg:viewBox="0 0 21600 21600" draw:type="rectangle" draw:enhanced-path="M 0 0 L 21600 0 21600 21600 0 21600 0 0 Z N"/>
            </draw:custom-shape>
          </draw:g>
          <draw:line draw:style-name="gr6" draw:text-style-name="P4" draw:layer="layout" svg:x1="10.473cm" svg:y1="6.061cm" svg:x2="11.235cm" svg:y2="6.061cm">
            <text:p/>
          </draw:line>
        </draw:g>
        <draw:line draw:style-name="gr8" draw:text-style-name="P5" draw:layer="layout" svg:x1="13.278cm" svg:y1="4.286cm" svg:x2="13.278cm" svg:y2="3.524cm">
          <text:p/>
        </draw:line>
        <draw:custom-shape draw:style-name="gr9" draw:text-style-name="P6" draw:layer="layout" svg:width="12.881cm" svg:height="2.077cm" svg:x="6.838cm" svg:y="8.6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2.881cm" svg:height="0.769cm" svg:x="6.838cm" svg:y="7.88cm">
          <text:p text:style-name="P1"><text:span text:style-name="T1">INTEGRASI NUMERI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13.278cm" svg:y1="7.88cm" svg:x2="13.278cm" svg:y2="7.118cm">
          <text:p/>
        </draw:line>
        <draw:g>
          <draw:custom-shape draw:style-name="gr11" draw:text-style-name="P7" draw:layer="layout" svg:width="3.225cm" svg:height="1.27cm" svg:x="10.687cm" svg:y="9.004cm">
            <text:p text:style-name="P1"><text:span text:style-name="T1">Metode</text:span></text:p>
            <text:p text:style-name="P1"><text:span text:style-name="T1">Newton-Cot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4.564cm" svg:height="1.27cm" svg:x="14.616cm" svg:y="9.004cm">
            <text:p text:style-name="P1"><text:span text:style-name="T1">Kuadratur</text:span></text:p>
            <text:p text:style-name="P1"><text:span text:style-name="T1">Gau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5" draw:layer="layout" svg:x1="13.875cm" svg:y1="9.639cm" svg:x2="14.637cm" svg:y2="9.639cm">
            <text:p/>
          </draw:line>
          <draw:g>
            <draw:custom-shape draw:style-name="gr14" draw:text-style-name="P7" draw:layer="layout" svg:width="2.549cm" svg:height="1.27cm" svg:x="7.376cm" svg:y="9.004cm">
              <text:p text:style-name="P1"><text:span text:style-name="T1">Metode</text:span></text:p>
              <text:p text:style-name="P1"><text:span text:style-name="T1">Pia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13" draw:text-style-name="P5" draw:layer="layout" svg:x1="9.925cm" svg:y1="9.639cm" svg:x2="10.687cm" svg:y2="9.639cm">
            <text:p/>
          </draw:line>
        </draw:g>
        <draw:custom-shape draw:style-name="gr15" draw:text-style-name="P8" draw:layer="layout" svg:width="23.378cm" svg:height="2.077cm" svg:x="1.589cm" svg:y="12.2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23.378cm" svg:height="0.769cm" svg:x="1.589cm" svg:y="11.498cm">
          <text:p text:style-name="P1"><text:span text:style-name="T1">INTERPOLA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13.278cm" svg:y1="11.498cm" svg:x2="13.278cm" svg:y2="10.736cm">
          <text:p/>
        </draw:line>
        <draw:custom-shape draw:style-name="gr17" draw:text-style-name="P3" draw:layer="layout" svg:width="6.731cm" svg:height="2.077cm" svg:x="9.913cm" svg:y="15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draw:layer="layout" svg:width="6.731cm" svg:height="0.769cm" svg:x="9.913cm" svg:y="15.081cm">
          <text:p text:style-name="P1"><text:span text:style-name="T1">REGRE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13.278cm" svg:y1="15.081cm" svg:x2="13.278cm" svg:y2="14.319cm">
          <text:p/>
        </draw:line>
        <draw:custom-shape draw:style-name="gr19" draw:text-style-name="P6" draw:layer="layout" svg:width="20.574cm" svg:height="2.077cm" svg:x="2.991cm" svg:y="19.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0.574cm" svg:height="0.769cm" svg:x="2.991cm" svg:y="18.666cm">
          <text:p text:style-name="P1"><text:span text:style-name="T1">SOLUSI SISTEM PERSAMAAN LIN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13.278cm" svg:y1="18.666cm" svg:x2="13.278cm" svg:y2="17.904cm">
          <text:p/>
        </draw:line>
        <draw:g>
          <draw:custom-shape draw:style-name="gr21" draw:text-style-name="P7" draw:layer="layout" svg:width="3.098cm" svg:height="1.27cm" svg:x="7.62cm" svg:y="19.79cm">
            <text:p text:style-name="P1"><text:span text:style-name="T1">Metode</text:span></text:p>
            <text:p text:style-name="P1"><text:span text:style-name="T1">Invers Matriks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3.879cm" svg:height="1.27cm" svg:x="11.449cm" svg:y="19.79cm">
            <text:p text:style-name="P1"><text:span text:style-name="T1">Metode</text:span></text:p>
            <text:p text:style-name="P1"><text:span text:style-name="T1">Dekomposisi LU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0" draw:layer="layout" svg:width="3.126cm" svg:height="1.27cm" svg:x="16.074cm" svg:y="19.79cm">
            <text:p text:style-name="P9"><text:span text:style-name="T2">Metode</text:span></text:p>
            <text:p text:style-name="P9"><text:span text:style-name="T2">Iterasi Jacobi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3.249cm" svg:height="1.27cm" svg:x="19.956cm" svg:y="19.79cm">
            <text:p text:style-name="P9"><text:span text:style-name="T2">Metode Iterasi</text:span></text:p>
            <text:p text:style-name="P9"><text:span text:style-name="T2">Gauss-Seidel</text:span></text:p>
            <draw:enhanced-geometry svg:viewBox="0 0 21600 21600" draw:type="rectangle" draw:enhanced-path="M 0 0 L 21600 0 21600 21600 0 21600 0 0 Z N"/>
          </draw:custom-shape>
          <draw:line draw:style-name="gr13" draw:text-style-name="P5" draw:layer="layout" svg:x1="10.708cm" svg:y1="20.425cm" svg:x2="11.47cm" svg:y2="20.425cm">
            <text:p/>
          </draw:line>
          <draw:line draw:style-name="gr13" draw:text-style-name="P5" draw:layer="layout" svg:x1="15.312cm" svg:y1="20.425cm" svg:x2="16.074cm" svg:y2="20.425cm">
            <text:p/>
          </draw:line>
          <draw:line draw:style-name="gr13" draw:text-style-name="P5" draw:layer="layout" svg:x1="19.198cm" svg:y1="20.425cm" svg:x2="19.96cm" svg:y2="20.425cm">
            <text:p/>
          </draw:line>
          <draw:g>
            <draw:custom-shape draw:style-name="gr25" draw:text-style-name="P7" draw:layer="layout" svg:width="3.506cm" svg:height="1.27cm" svg:x="3.352cm" svg:y="19.79cm">
              <text:p text:style-name="P1"><text:span text:style-name="T1">Metode</text:span></text:p>
              <text:p text:style-name="P1"><text:span text:style-name="T1">Eliminasi Gauss</text:span></text:p>
              <draw:enhanced-geometry svg:viewBox="0 0 21600 21600" draw:type="rectangle" draw:enhanced-path="M 0 0 L 21600 0 21600 21600 0 21600 0 0 Z N"/>
            </draw:custom-shape>
          </draw:g>
          <draw:line draw:style-name="gr13" draw:text-style-name="P5" draw:layer="layout" svg:x1="6.858cm" svg:y1="20.425cm" svg:x2="7.62cm" svg:y2="20.425cm">
            <text:p/>
          </draw:line>
        </draw:g>
        <draw:g>
          <draw:custom-shape draw:style-name="gr26" draw:text-style-name="P7" draw:layer="layout" svg:width="2.673cm" svg:height="1.27cm" svg:x="13.463cm" svg:y="16.224cm">
            <text:p text:style-name="P1"><text:span text:style-name="T1">Regresi</text:span></text:p>
            <text:p text:style-name="P1"><text:span text:style-name="T1">Non Linear</text:span></text:p>
            <draw:enhanced-geometry svg:viewBox="0 0 21600 21600" draw:type="rectangle" draw:enhanced-path="M 0 0 L 21600 0 21600 21600 0 21600 0 0 Z N"/>
          </draw:custom-shape>
          <draw:g>
            <draw:custom-shape draw:style-name="gr27" draw:text-style-name="P7" draw:layer="layout" svg:width="2.319cm" svg:height="1.27cm" svg:x="10.421cm" svg:y="16.224cm">
              <text:p text:style-name="P1"><text:span text:style-name="T1">Regresi</text:span></text:p>
              <text:p text:style-name="P1"><text:span text:style-name="T1">Linear</text:span></text:p>
              <draw:enhanced-geometry svg:viewBox="0 0 21600 21600" draw:type="rectangle" draw:enhanced-path="M 0 0 L 21600 0 21600 21600 0 21600 0 0 Z N"/>
            </draw:custom-shape>
          </draw:g>
          <draw:line draw:style-name="gr13" draw:text-style-name="P5" draw:layer="layout" svg:x1="12.74cm" svg:y1="16.859cm" svg:x2="13.463cm" svg:y2="16.859cm">
            <text:p/>
          </draw:line>
        </draw:g>
        <draw:custom-shape draw:style-name="gr28" draw:text-style-name="P8" draw:layer="layout" svg:width="18.796cm" svg:height="2.077cm" svg:x="3.88cm" svg:y="22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18.796cm" svg:height="0.769cm" svg:x="3.88cm" svg:y="22.166cm">
          <text:p text:style-name="P1"><text:span text:style-name="T1">AKAR PERSAMAAN NON LIN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13.278cm" svg:y1="22.166cm" svg:x2="13.278cm" svg:y2="21.404cm">
          <text:p/>
        </draw:line>
        <draw:g>
          <draw:g>
            <draw:custom-shape draw:style-name="gr30" draw:text-style-name="P11" draw:layer="layout" svg:width="3.181cm" svg:height="1.27cm" svg:x="7.558cm" svg:y="23.333cm">
              <text:p text:style-name="P1"><text:span text:style-name="T1">Metode</text:span></text:p>
              <text:p text:style-name="P1"><text:span text:style-name="T1">Regula Falsi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11" draw:layer="layout" svg:width="3.142cm" svg:height="1.27cm" svg:x="11.477cm" svg:y="23.333cm">
              <text:p text:style-name="P1"><text:span text:style-name="T1">Metode Iterasi</text:span></text:p>
              <text:p text:style-name="P1"><text:span text:style-name="T1">Titik Tetap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12" draw:layer="layout" svg:width="3.598cm" svg:height="1.27cm" svg:x="15.339cm" svg:y="23.333cm">
              <text:p text:style-name="P9"><text:span text:style-name="T2">Metode</text:span></text:p>
              <text:p text:style-name="P9"><text:span text:style-name="T2">Newton Raphson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4" draw:layer="layout" svg:x1="10.728cm" svg:y1="23.968cm" svg:x2="11.49cm" svg:y2="23.968cm">
              <text:p/>
            </draw:line>
            <draw:line draw:style-name="gr6" draw:text-style-name="P4" draw:layer="layout" svg:x1="14.605cm" svg:y1="23.968cm" svg:x2="15.367cm" svg:y2="23.968cm">
              <text:p/>
            </draw:line>
            <draw:g>
              <draw:custom-shape draw:style-name="gr33" draw:text-style-name="P11" draw:layer="layout" svg:width="2.215cm" svg:height="1.27cm" svg:x="4.572cm" svg:y="23.336cm">
                <text:p text:style-name="P1"><text:span text:style-name="T1">Metode</text:span></text:p>
                <text:p text:style-name="P1"><text:span text:style-name="T1">Bisaksi</text:span></text:p>
                <draw:enhanced-geometry svg:viewBox="0 0 21600 21600" draw:type="rectangle" draw:enhanced-path="M 0 0 L 21600 0 21600 21600 0 21600 0 0 Z N"/>
              </draw:custom-shape>
            </draw:g>
            <draw:line draw:style-name="gr6" draw:text-style-name="P4" draw:layer="layout" svg:x1="6.797cm" svg:y1="23.968cm" svg:x2="7.559cm" svg:y2="23.968cm">
              <text:p/>
            </draw:line>
            <draw:custom-shape draw:style-name="gr34" draw:text-style-name="P12" draw:layer="layout" svg:width="2.316cm" svg:height="1.27cm" svg:x="19.669cm" svg:y="23.333cm">
              <text:p text:style-name="P9"><text:span text:style-name="T2">Metode</text:span></text:p>
              <text:p text:style-name="P9"><text:span text:style-name="T2">Secant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4" draw:layer="layout" svg:x1="18.933cm" svg:y1="23.968cm" svg:x2="19.695cm" svg:y2="23.968cm">
              <text:p/>
            </draw:line>
          </draw:g>
        </draw:g>
        <draw:g>
          <draw:custom-shape draw:style-name="gr35" draw:text-style-name="P3" draw:layer="layout" svg:width="12.065cm" svg:height="2.077cm" svg:x="7.246cm" svg:y="26.4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3" draw:layer="layout" svg:width="12.065cm" svg:height="0.769cm" svg:x="7.246cm" svg:y="25.721cm">
            <text:p text:style-name="P1"><text:span text:style-name="T1">DERET TAYL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37" draw:text-style-name="P11" draw:layer="layout" svg:width="3.908cm" svg:height="1.27cm" svg:x="11.549cm" svg:y="26.868cm">
                <text:p text:style-name="P1"><text:span text:style-name="T1">Deret Maclaur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8" draw:text-style-name="P11" draw:layer="layout" svg:width="2.919cm" svg:height="1.27cm" svg:x="16.138cm" svg:y="26.868cm">
                <text:p text:style-name="P1"><text:span text:style-name="T1">Analisis Gala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39" draw:text-style-name="P13" draw:layer="layout" svg:x1="15.446cm" svg:y1="27.503cm" svg:x2="16.208cm" svg:y2="27.503cm">
                <text:p/>
              </draw:line>
              <draw:g>
                <draw:custom-shape draw:style-name="gr40" draw:text-style-name="P11" draw:layer="layout" svg:width="2.641cm" svg:height="1.27cm" svg:x="8.128cm" svg:y="26.871cm">
                  <text:p text:style-name="P1"><text:span text:style-name="T1">Deret Taylor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line draw:style-name="gr39" draw:text-style-name="P13" draw:layer="layout" svg:x1="10.787cm" svg:y1="27.527cm" svg:x2="11.549cm" svg:y2="27.527cm">
                <text:p/>
              </draw:line>
            </draw:g>
          </draw:g>
        </draw:g>
        <draw:line draw:style-name="gr8" draw:text-style-name="P5" draw:layer="layout" svg:x1="13.278cm" svg:y1="25.728cm" svg:x2="13.278cm" svg:y2="24.966cm">
          <text:p/>
        </draw:line>
        <draw:g>
          <draw:custom-shape draw:style-name="gr41" draw:text-style-name="P11" draw:layer="layout" svg:width="2.489cm" svg:height="1.27cm" svg:x="5.087cm" svg:y="12.665cm">
            <text:p text:style-name="P1"><text:span text:style-name="T1">Interpolasi</text:span></text:p>
            <text:p text:style-name="P1"><text:span text:style-name="T1">Kuadratik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11" draw:layer="layout" svg:width="2.354cm" svg:height="1.27cm" svg:x="8.257cm" svg:y="12.665cm">
            <text:p text:style-name="P1"><text:span text:style-name="T1">Interpolasi</text:span></text:p>
            <text:p text:style-name="P1"><text:span text:style-name="T1">Kubik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12" draw:layer="layout" svg:width="3.893cm" svg:height="1.27cm" svg:x="11.29cm" svg:y="12.665cm">
            <text:p text:style-name="P9"><text:span text:style-name="T2">Interpolasi</text:span></text:p>
            <text:p text:style-name="P9"><text:span text:style-name="T2">Polinom Lagran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4" draw:layer="layout" svg:x1="7.565cm" svg:y1="13.3cm" svg:x2="8.327cm" svg:y2="13.3cm">
            <text:p/>
          </draw:line>
          <draw:line draw:style-name="gr6" draw:text-style-name="P4" draw:layer="layout" svg:x1="10.611cm" svg:y1="13.3cm" svg:x2="11.343cm" svg:y2="13.3cm">
            <text:p/>
          </draw:line>
          <draw:g>
            <draw:custom-shape draw:style-name="gr44" draw:text-style-name="P11" draw:layer="layout" svg:width="2.349cm" svg:height="1.27cm" svg:x="1.975cm" svg:y="12.668cm">
              <text:p text:style-name="P1"><text:span text:style-name="T1">Interpolasi</text:span></text:p>
              <text:p text:style-name="P1"><text:span text:style-name="T1">Linear</text:span></text:p>
              <draw:enhanced-geometry svg:viewBox="0 0 21600 21600" draw:type="rectangle" draw:enhanced-path="M 0 0 L 21600 0 21600 21600 0 21600 0 0 Z N"/>
            </draw:custom-shape>
          </draw:g>
          <draw:line draw:style-name="gr6" draw:text-style-name="P4" draw:layer="layout" svg:x1="4.334cm" svg:y1="13.3cm" svg:x2="5.096cm" svg:y2="13.3cm">
            <text:p/>
          </draw:line>
          <draw:custom-shape draw:style-name="gr45" draw:text-style-name="P12" draw:layer="layout" svg:width="3.669cm" svg:height="1.27cm" svg:x="15.876cm" svg:y="12.665cm">
            <text:p text:style-name="P9"><text:span text:style-name="T2">Interpolasi</text:span></text:p>
            <text:p text:style-name="P9"><text:span text:style-name="T2">Polinom Newton</text:span></text:p>
            <draw:enhanced-geometry svg:viewBox="0 0 21600 21600" draw:type="rectangle" draw:enhanced-path="M 0 0 L 21600 0 21600 21600 0 21600 0 0 Z N"/>
          </draw:custom-shape>
          <draw:line draw:style-name="gr6" draw:text-style-name="P4" draw:layer="layout" svg:x1="15.169cm" svg:y1="13.3cm" svg:x2="15.931cm" svg:y2="13.3cm">
            <text:p/>
          </draw:line>
          <draw:custom-shape draw:style-name="gr46" draw:text-style-name="P12" draw:layer="layout" svg:width="4.339cm" svg:height="1.27cm" svg:x="20.242cm" svg:y="12.665cm">
            <text:p text:style-name="P9"><text:span text:style-name="T2">Interpolasi Polinom</text:span></text:p>
            <text:p text:style-name="P9"><text:span text:style-name="T2">Newton-Gregory</text:span></text:p>
            <draw:enhanced-geometry svg:viewBox="0 0 21600 21600" draw:type="rectangle" draw:enhanced-path="M 0 0 L 21600 0 21600 21600 0 21600 0 0 Z N"/>
          </draw:custom-shape>
          <draw:line draw:style-name="gr6" draw:text-style-name="P4" draw:layer="layout" svg:x1="19.535cm" svg:y1="13.3cm" svg:x2="20.297cm" svg:y2="13.3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Lucida Sans Unicode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67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1-02-10T14:19:39.306959603</meta:creation-date>
    <dc:date>2022-02-14T10:50:10.430652599</dc:date>
    <dc:creator>Mifta Nur Farid</dc:creator>
    <meta:editing-duration>PT42M52S</meta:editing-duration>
    <meta:editing-cycles>8</meta:editing-cycles>
    <meta:generator>LibreOffice/7.3.4.2$Linux_X86_64 LibreOffice_project/30$Build-2</meta:generator>
    <meta:document-statistic meta:object-count="86"/>
  </office:meta>
</office:document-meta>
</file>